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par fiche</text:h>
      <text:p text:style-name="Standard">&lt;&lt;QUICKCODE&gt;&gt; à acheter &lt;&lt;ACHATPARCLIENT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5:36:35</meta:creation-date>
    <dc:date>2013-12-11T15:37:27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56" meta:non-whitespace-character-count="51"/>
    <meta:generator>LibreOffice/3.5$Linux_X86_64 LibreOffice_project/350m1$Build-2</meta:generator>
  </office:meta>
</office:document-meta>
</file>